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officeooo:paragraph-rsid="0044ab1e"/>
    </style:style>
    <style:style style:name="P29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3" style:family="paragraph" style:parent-style-name="Standard">
      <style:text-properties fo:font-weight="bold" fo:background-color="#f6f9d4" style:font-weight-asian="bold" style:font-weight-complex="bold"/>
    </style:style>
    <style:style style:name="P34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35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font-weight="bold" officeooo:paragraph-rsid="006bbadc" style:font-weight-asian="bold" style:font-weight-complex="bold"/>
    </style:style>
    <style:style style:name="P38" style:family="paragraph" style:parent-style-name="Standard">
      <style:text-properties officeooo:paragraph-rsid="004ee545"/>
    </style:style>
    <style:style style:name="P39" style:family="paragraph" style:parent-style-name="Standard">
      <style:text-properties officeooo:rsid="0050ddc2" officeooo:paragraph-rsid="0050ddc2"/>
    </style:style>
    <style:style style:name="P4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Standard">
      <style:text-properties officeooo:paragraph-rsid="0054c22c"/>
    </style:style>
    <style:style style:name="P42" style:family="paragraph" style:parent-style-name="Standard">
      <style:text-properties officeooo:rsid="005c5f34" officeooo:paragraph-rsid="005c5f34"/>
    </style:style>
    <style:style style:name="P43" style:family="paragraph" style:parent-style-name="Standard">
      <style:text-properties officeooo:rsid="005cdcc7" officeooo:paragraph-rsid="005cdcc7"/>
    </style:style>
    <style:style style:name="P44" style:family="paragraph" style:parent-style-name="Standard">
      <style:text-properties officeooo:rsid="005cdcc7" officeooo:paragraph-rsid="00607d18"/>
    </style:style>
    <style:style style:name="P45" style:family="paragraph" style:parent-style-name="Standard">
      <style:text-properties officeooo:rsid="00607d18" officeooo:paragraph-rsid="00607d18"/>
    </style:style>
    <style:style style:name="P46" style:family="paragraph" style:parent-style-name="Standard">
      <style:text-properties fo:color="#00a933" loext:opacity="100%" officeooo:paragraph-rsid="0064da78"/>
    </style:style>
    <style:style style:name="P47" style:family="paragraph" style:parent-style-name="Standard">
      <style:text-properties officeooo:paragraph-rsid="0064592b"/>
    </style:style>
    <style:style style:name="P48" style:family="paragraph" style:parent-style-name="Standard">
      <style:text-properties officeooo:rsid="0064592b" officeooo:paragraph-rsid="0064592b"/>
    </style:style>
    <style:style style:name="P49" style:family="paragraph" style:parent-style-name="Standard">
      <style:text-properties officeooo:paragraph-rsid="00683a71"/>
    </style:style>
    <style:style style:name="P50" style:family="paragraph" style:parent-style-name="Standard">
      <style:text-properties fo:font-weight="normal" style:font-weight-asian="normal" style:font-weight-complex="normal"/>
    </style:style>
    <style:style style:name="P51" style:family="paragraph" style:parent-style-name="Standard">
      <style:text-properties fo:font-weight="normal" officeooo:paragraph-rsid="0069e5be" style:font-weight-asian="normal" style:font-weight-complex="normal"/>
    </style:style>
    <style:style style:name="P52" style:family="paragraph" style:parent-style-name="Standard">
      <style:text-properties officeooo:paragraph-rsid="006bbadc"/>
    </style:style>
    <style:style style:name="P5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ff0000" loext:opacity="100%" officeooo:rsid="0064592b" officeooo:paragraph-rsid="0064592b"/>
    </style:style>
    <style:style style:name="P57" style:family="paragraph" style:parent-style-name="Standard">
      <style:text-properties fo:color="#999999" loext:opacity="100%" officeooo:paragraph-rsid="0066a32c"/>
    </style:style>
    <style:style style:name="P58" style:family="paragraph" style:parent-style-name="Standard">
      <style:text-properties fo:color="#999999" loext:opacity="100%" fo:font-weight="normal" style:font-weight-asian="normal" style:font-weight-complex="normal"/>
    </style:style>
    <style:style style:name="P5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fo:font-weight="bold" fo:background-color="#e8f2a1" style:font-weight-asian="bold" style:font-weight-complex="bold"/>
    </style:style>
    <style:style style:name="P62" style:family="paragraph" style:parent-style-name="Standard">
      <style:text-properties officeooo:paragraph-rsid="006ec36a"/>
    </style:style>
    <style:style style:name="P63" style:family="paragraph" style:parent-style-name="Standard">
      <style:text-properties fo:font-weight="normal" style:font-weight-asian="normal" style:font-weight-complex="normal"/>
    </style:style>
    <style:style style:name="P64" style:family="paragraph" style:parent-style-name="Standard">
      <style:text-properties fo:color="#b2b2b2" loext:opacity="100%" fo:font-weight="normal" style:font-weight-asian="normal" style:font-weight-complex="normal"/>
    </style:style>
    <style:style style:name="P65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ec36a" style:font-weight-asian="normal" style:font-weight-complex="normal"/>
    </style:style>
    <style:style style:name="T33" style:family="text">
      <style:text-properties officeooo:rsid="006ec36a"/>
    </style:style>
    <style:style style:name="T34" style:family="text">
      <style:text-properties fo:color="#ff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33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38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/>
      <text:p text:style-name="Standard"/>
      <text:p text:style-name="Standard"/>
      <text:p text:style-name="Standard"/>
      <text:p text:style-name="P32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39">либо </text:p>
      <text:p text:style-name="P35">git clone https://github.com/airockchip/rknn-toolkit2/tree/v1.5.2 -b v1.5.2</text:p>
      <text:p text:style-name="P39"/>
      <text:p text:style-name="P25">Then enter the following command to install the dependency package of the</text:p>
      <text:p text:style-name="P25">corresponding version of python3. This command will use the dependencies listed in the <text:span text:style-name="T24">file</text:span></text:p>
      <text:p text:style-name="P39"/>
      <text:p text:style-name="P39">pip3 install -r rknn-toolkit2/doc/requirements_cp310-1.5.2.txt -i https://mirror.baidu.com/pypi/simple</text:p>
      <text:p text:style-name="P33"><text:span text:style-name="T24">sudo </text:span>pip3 install rknn-toolkit2/packages/rknn_toolkit2-1.5.2+b642f30c-cp3<text:span text:style-name="T24">10</text:span>-cp3<text:span text:style-name="T24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53">- Using the NPU running model of the development board on Ubuntu PC</text:p>
      <text:p text:style-name="P40"/>
      <text:p text:style-name="P30">RKNN-Toolkit2 provides users with a Python interface for using the NPU</text:p>
      <text:p text:style-name="P30">of the development board for inference through adb. It allows users to use t</text:p>
      <text:p text:style-name="P30">he NPU of the development board on the Ubuntu PC to run the model for i</text:p>
      <text:p text:style-name="P30">nference.</text:p>
      <text:p text:style-name="P30"><text:soft-page-break/>In this way, the Ubuntu PC side can use the machine learning library pr</text:p>
      <text:p text:style-name="P30">ovided by Python to optimize and adjust the model based on the actual effect</text:p>
      <text:p text:style-name="P30">when the model is run on the NPU of the development board.</text:p>
      <text:p text:style-name="Standard"/>
      <text:p text:style-name="P41">librknnrt.so is a board-side runtime library. rknn_server is a background proxy service running on the development board. </text:p>
      <text:p text:style-name="P41">It is used to receive the protocol transmitted from the PC through USB, then execute the corresponding interface in the board-side runtime library, </text:p>
      <text:p text:style-name="P41">and return the results to the PC.</text:p>
      <text:p text:style-name="P41"/>
      <text:p text:style-name="P34">git clone https://github.com/rockchip-linux/rknpu2 -b v1.5.2</text:p>
      <text:p text:style-name="Standard"/>
      <text:p text:style-name="Standard">adb push rknpu2/runtime/RK3588/Linux/rknn_server/aarch64/usr/bin/* /usr/bin</text:p>
      <text:p text:style-name="P42">или <text:s/>mc <text:s/>ssh</text:p>
      <text:p text:style-name="P42">ssh user@192.168.1.xx</text:p>
      <text:p text:style-name="P43">(3 файла скопировать на Orange)</text:p>
      <text:p text:style-name="Standard">adb push rknpu2/runtime/RK3588/Linux/librknn_api/aarch64/librknnrt.so /usr/lib</text:p>
      <text:p text:style-name="P44">(<text:span text:style-name="T27">1 </text:span>файл скопировать на Orange)</text:p>
      <text:p text:style-name="Standard"/>
      <text:p text:style-name="P45">На OrangePi5:</text:p>
      <text:p text:style-name="Standard"><text:span text:style-name="T25">r</text:span>oot@orangepi5:/# restart_rknn.sh</text:p>
      <text:p text:style-name="Standard">root@orangepi5:/# pgrep rknn_server <text:s text:c="3"/><text:span text:style-name="T26">(проверка)</text:span></text:p>
      <text:p text:style-name="Standard"/>
      <text:p text:style-name="P36">cd rknn-toolkit2/examples/onnx/yolov5/</text:p>
      <text:p text:style-name="Standard">Use editor to modify the test.py file</text:p>
      <text:p text:style-name="Standard"><text:span text:style-name="T28">nano</text:span> test.py</text:p>
      <text:p text:style-name="Standard"/>
      <text:p text:style-name="Standard">In the test.py file, we need to modify the following content:</text:p>
      <text:p text:style-name="P47">a. </text:p>
      <text:p text:style-name="P47">In the preprocessing configuration, change the target platform to rk3588, so that after model conversion, you will get an </text:p>
      <text:p text:style-name="P47">RKNN model suitable for the NPU of the RK3588S development board.</text:p>
      <text:p text:style-name="Standard"/>
      <text:p text:style-name="Standard">b.</text:p>
      <text:p text:style-name="P47">In the initialization running environment, add a description of the target platform and device ID. The target platform is </text:p>
      <text:p text:style-name="P47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48"/>
      <text:p text:style-name="P56">Пока не работает adb (на Orange нет adbd)</text:p>
      <text:p text:style-name="P46">rknn.config(mean_values=[[0, 0, 0]], std_values=[[255, 255, 255]], target_platform='rk3588' , <text:span text:style-name="T29">device_id=’xxxxxxxxxxxxxxxx’</text:span>)</text:p>
      <text:p text:style-name="Standard"/>
      <text:p text:style-name="P53">- Call the C interface to deploy the RKNN model and run it on the development board</text:p>
      <text:p text:style-name="P53"/>
      <text:p text:style-name="P57">RKNPU2 provides a C programming interface for chip platforms with Rockchip NPU, which can help users deploy </text:p>
      <text:p text:style-name="P57">RKNN models exported using RKNN-Toolkit2 and accelerate the implementation of AI applications. In the example folder </text:p>
      <text:p text:style-name="P57">of RKNPU2, examples of deploying RKNN models with different functions to the development board <text:s/>are provided. </text:p>
      <text:p text:style-name="P57">We take deploying the RKNN model with yolov5 function to the RK3588 Debian 11 platform as an example to illustrate.</text:p>
      <text:p text:style-name="P40"/>
      <text:p text:style-name="P40">Download cross-compilation tools</text:p>
      <text:p text:style-name="P49">Since the development board runs a Linux system, it needs to be compiled using the gcc cross compiler. </text:p>
      <text:p text:style-name="P49">It is recommended to use gcc-9.3.0-x86_64_arrch64-linux-gnu this version of gcc</text:p>
      <text:p text:style-name="Standard">Enter the following command to download this version of gcc. </text:p>
      <text:p text:style-name="P36">git clone https://github.com/airockchip/gcc-buildroot-9.3.0-2020.03-x86_64_aarch64-rockchip-linux-gnu</text:p>
      <text:p text:style-name="Standard"/>
      <text:p text:style-name="Standard">Modify the compilation tool path in the script</text:p>
      <text:p text:style-name="Standard"><text:soft-page-break/>1) Switch to the rknpu2/examples/rknn_yolov5_demo directory</text:p>
      <text:p text:style-name="P36">cd ~/rknpu2/examples/rknn_yolov5_demo</text:p>
      <text:p text:style-name="Standard">2) Use editor to modify the content in the build-linux_RK3588.sh file</text:p>
      <text:p text:style-name="P36"><text:span text:style-name="T30">nano</text:span> build-linux_RK3588.sh</text:p>
      <text:p text:style-name="P36"/>
      <text:p text:style-name="P50">3) In the build-linux_RK3588.sh file, we need to change the value of the variable TOOL_CHAIN to the path of the</text:p>
      <text:p text:style-name="P50">gcc-buildroot-9.3.0-2020.03-x86_64_aarch64-rockchip-linux-gnu folder. In this way,</text:p>
      <text:p text:style-name="P50">when running the build-android_RK3588.sh script, the cross-compilation tool in the</text:p>
      <text:p text:style-name="P50">gcc-buildroot-9.3.0-2020.03-x86_64_aarch64-rockchip-linux-gnu folder will be used for compilation</text:p>
      <text:p text:style-name="P36">export TOOL_CHAIN=~/gcc-buildroot-9.3.0-2020.03-x86_64_aarch64-rockchip-linux-gnu</text:p>
      <text:p text:style-name="P36"/>
      <text:p text:style-name="P36">Compile rknn_yolov5_demo </text:p>
      <text:p text:style-name="P51">1) Run build-linux_RK3588.sh. This script generates a program through cross-compilation that is suitable for the</text:p>
      <text:p text:style-name="P51">RK3588 development board and can run the RKNN model on it for inference.</text:p>
      <text:p text:style-name="P36">./build-linux_RK3588.sh</text:p>
      <text:p text:style-name="P36"/>
      <text:p text:style-name="P52">2) After running build-linux_RK3588.sh, there will be an additional folder named install in the current directory.</text:p>
      <text:p text:style-name="P52">The rknn_yoov5_demo_Linux folder under this folder contains the program generated by cross-compilation and its related files.</text:p>
      <text:p text:style-name="P52">ls <text:s/>install/rknn_yolov5_demo_Linux</text:p>
      <text:p text:style-name="P52"/>
      <text:p text:style-name="P37">Deploy rknn_yolov5_demo to the development board</text:p>
      <text:p text:style-name="P62"><text:span text:style-name="T33">Скопировать папку </text:span><text:span text:style-name="T13">install/rknn_yolov5_demo_Linux <text:s/></text:span><text:span text:style-name="T32">на Orange </text:span><text:span text:style-name="T13">/data/rknn_yolov5_demo_Linux</text:span></text:p>
      <text:p text:style-name="Standard"/>
      <text:p text:style-name="P36">Run rknn_yolov5_demo on the development board</text:p>
      <text:p text:style-name="P50">root@orangepi5:# cd /data/rknn_yolov5_demo_Linux/</text:p>
      <text:p text:style-name="P58">Then run the rknn_yolov5_demo program to perform inference. In the following</text:p>
      <text:p text:style-name="P58">command, the program uses the yolov5s-640-640.rknn model to perform inference on the</text:p>
      <text:p text:style-name="P58">bus.jpg image. The entire running process will be completed on the development board.</text:p>
      <text:p text:style-name="P61">./rknn_yolov5_demo <text:s/>./model/RK3588/yolov5s-640-640.rknn <text:s/>./model/bus.jpg</text:p>
      <text:p text:style-name="P64">After the operation is completed, the inference result <text:span text:style-name="T34">out.jpg</text:span> image is saved in the</text:p>
      <text:p text:style-name="P64">current directory.</text:p>
      <text:p text:style-name="P64">The out.jpg picture shows the object categories and confidence rates detected in the</text:p>
      <text:p text:style-name="P64">bus.jpg picture using the yolov5s-640-640.rknn model.</text:p>
      <text:p text:style-name="P65">РАБОТАЕТ !!!</text:p>
      <text:p text:style-name="P65"/>
      <text:p text:style-name="P55">- RK3588 How to use Baidu Feipian</text:p>
      <text:p text:style-name="P36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2"><text:span text:style-name="T22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29">A Orange Pi 5 Plus with 0.9.6+ NPU driver.</text:p>
      <text:p text:style-name="P20"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conda create -n RKLLM-Toolkit python=3.<text:span text:style-name="T17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6">Ошибка</text:p>
      <text:p text:style-name="Standard"/>
      <text:p text:style-name="Standard"/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<text:soft-page-break/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2T16:18:42.187399370</dc:date>
    <meta:editing-duration>PT14H6M33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5" meta:paragraph-count="167" meta:word-count="1079" meta:character-count="9382" meta:non-whitespace-character-count="8425"/>
  </office:meta>
</office:document-meta>
</file>